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OPENAI_API_KEY=sk-proj-Iig4EqKxAZqkWdLimivWcMA_gtqO97r8Zqz4ICfJ70VYaFzMUoLtnjgpvRQng3F1kJfK9hPgwrT3BlbkFJR-5fLv_TwT7RN-I2mhr5bC4fxd3iZRiWP-2pBnSopK-7LChVpbjCt_EmpueqNknguY1UFKXS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6</meta:generator>
  </office:meta>
</office:document-meta>
</file>